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0404" officeooo:paragraph-rsid="00100404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2da65" officeooo:paragraph-rsid="001388e5"/>
    </style:style>
    <style:style style:name="P3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officeooo:paragraph-rsid="001388e5"/>
    </style:style>
    <style:style style:name="P4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officeooo:rsid="001388e5" officeooo:paragraph-rsid="001388e5"/>
    </style:style>
    <style:style style:name="P5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officeooo:rsid="0014f07c" officeooo:paragraph-rsid="0014f07c"/>
    </style:style>
    <style:style style:name="P6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officeooo:rsid="001679f2" officeooo:paragraph-rsid="001679f2"/>
    </style:style>
    <style:style style:name="P7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officeooo:rsid="00186c94" officeooo:paragraph-rsid="00186c94"/>
    </style:style>
    <style:style style:name="P8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officeooo:rsid="0019ae18" officeooo:paragraph-rsid="0019ae18"/>
    </style:style>
    <style:style style:name="P9" style:family="paragraph" style:parent-style-name="Standard" style:list-style-name="L2" style:master-page-name="">
      <loext:graphic-properties draw:fill="none"/>
      <style:paragraph-properties fo:margin-left="0.1252in" fo:margin-right="0in" fo:text-align="start" style:justify-single-word="false" fo:text-indent="0in" style:auto-text-indent="false" style:page-number="auto" fo:background-color="transparent">
        <style:tab-stops>
          <style:tab-stop style:position="0.1874in"/>
          <style:tab-stop style:position="0.3126in"/>
        </style:tab-stops>
      </style:paragraph-properties>
      <style:text-properties fo:font-size="10pt" officeooo:rsid="00186c94" officeooo:paragraph-rsid="00186c94" style:font-size-asian="10pt" style:font-size-complex="10pt"/>
    </style:style>
    <style:style style:name="P10" style:family="paragraph" style:parent-style-name="Standard" style:list-style-name="L2">
      <loext:graphic-properties draw:fill="none"/>
      <style:paragraph-properties fo:margin-left="0.1252in" fo:margin-right="0in" fo:text-align="start" style:justify-single-word="false" fo:text-indent="0in" style:auto-text-indent="false" fo:background-color="transparent">
        <style:tab-stops>
          <style:tab-stop style:position="0.1874in"/>
          <style:tab-stop style:position="0.3126in"/>
        </style:tab-stops>
      </style:paragraph-properties>
      <style:text-properties fo:font-size="10pt" officeooo:rsid="00186c94" officeooo:paragraph-rsid="00186c94" style:font-size-asian="10pt" style:font-size-complex="10pt"/>
    </style:style>
    <style:style style:name="P11" style:family="paragraph" style:parent-style-name="Header">
      <style:text-properties fo:language="ru" fo:country="RU" officeooo:rsid="000ef309" officeooo:paragraph-rsid="000ef309"/>
    </style:style>
    <style:style style:name="T1" style:family="text">
      <style:text-properties officeooo:rsid="0012029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88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0291" style:font-weight-asian="bold" style:font-weight-complex="bold"/>
    </style:style>
    <style:style style:name="T6" style:family="text">
      <style:text-properties officeooo:rsid="001afa93"/>
    </style:style>
    <style:style style:name="fr1" style:family="graphic" style:parent-style-name="Frame">
      <style:graphic-properties style:vertical-pos="from-top" style:vertical-rel="paragraph" style:horizontal-pos="from-left" style:horizontal-rel="paragraph">
        <style:columns fo:column-count="2" fo:column-gap="0in">
          <style:column style:rel-width="2630*" fo:start-indent="0in" fo:end-indent="0in"/>
          <style:column style:rel-width="2630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Глава </text:span><text:span text:style-name="T5">2</text:span><text:span text:style-name="T4">. </text:span><text:span text:style-name="T5">Методология управления проектом</text:span><text:span text:style-name="T1">.</text:span></text:p>
      <text:p text:style-name="P1"><draw:frame draw:style-name="fr1" draw:name="Frame1" text:anchor-type="paragraph" svg:x="2.9102in" svg:y="0.0807in" svg:width="3.7728in" draw:z-index="0"><draw:text-box fo:min-height="5.522in"><text:p text:style-name="P2">Быстрый тест:</text:p><text:list xml:id="list816042208" text:style-name="L2"><text:list-item><text:p text:style-name="P3"><text:span text:style-name="T3">Управление проектом</text:span></text:p></text:list-item><text:list-item><text:p text:style-name="P4"><text:span text:style-name="T2">Определение проекта</text:span></text:p></text:list-item><text:list-item><text:p text:style-name="P5"><text:span text:style-name="T2">Команда проекта</text:span></text:p></text:list-item><text:list-item><text:p text:style-name="P5"><text:span text:style-name="T2">Команда управления проектом</text:span></text:p></text:list-item><text:list-item><text:p text:style-name="P5"><text:span text:style-name="T2">Заинтересованная сторона</text:span></text:p></text:list-item><text:list-item><text:p text:style-name="P5"><text:span text:style-name="T2">Управление заинтересованными сторонами</text:span></text:p></text:list-item><text:list-item><text:p text:style-name="P6"><text:span text:style-name="T2">Руководство </text:span></text:p></text:list-item><text:list-item><text:p text:style-name="P7"><text:span text:style-name="T2">Офис управления проектами(PMO)</text:span></text:p><text:list><text:list-item><text:p text:style-name="P9"><text:span text:style-name="T2">Поддерживающий</text:span></text:p></text:list-item><text:list-item><text:p text:style-name="P10"><text:span text:style-name="T2">Контролирующий</text:span></text:p></text:list-item><text:list-item><text:p text:style-name="P10"><text:span text:style-name="T2">Управляющий</text:span></text:p></text:list-item></text:list></text:list-item><text:list-item><text:p text:style-name="P8"><text:span text:style-name="T2">Организационное управление проектом</text:span></text:p></text:list-item></text:list></draw:text-box></draw:frame><text:tab/>Это очень важная глава. Да, мы могли бы сказать это о каждой главе этой книги, так как все они добавят вам понимания <text:s/><text:span text:style-name="T6">в </text:span>управлени<text:span text:style-name="T6">и</text:span> проектами и приблизят Вас к сдаче экзамена PMP. Но эта глава особенно важна.</text:p>
      <text:p text:style-name="P1"><text:tab/>Эта глава содержит обзор терминов и понятий, используемых в этой книге. Понимание того, что здесь представлено, облегчит ваше обучение. Продолжая читать, ищите пробелы в своих знан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0ef309" officeooo:paragraph-rsid="000ef30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ita’s Course in a Book® for Passing the Project Management Professional Exam. Ninth Ed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0:33:26.029928364</meta:creation-date>
    <meta:generator>LibreOffice/6.2.3.2$Linux_X86_64 LibreOffice_project/20$Build-2</meta:generator>
    <dc:date>2019-05-12T21:08:39.186297392</dc:date>
    <meta:editing-duration>PT12H5M3S</meta:editing-duration>
    <meta:editing-cycles>7</meta:editing-cycles>
    <meta:document-statistic meta:table-count="0" meta:image-count="0" meta:object-count="0" meta:page-count="1" meta:paragraph-count="17" meta:word-count="120" meta:character-count="809" meta:non-whitespace-character-count="714"/>
  </office:meta>
</office:document-meta>
</file>